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
🚀 Oino-Search Deployment Guide 🚀

## 1️⃣ GitHub Repository erstellen &amp; Code hochladen
1. Gehe zu [GitHub](https://github.com/) und erstelle ein neues Repository.
2. Öffne dein Terminal und führe folgende Befehle aus:
```
cd /pfad/zu/deinem/projekt
git init
git add .
git commit -m "Initial commit"
git branch -M main
git remote add origin https://github.com/dein-user/oino-search.git
git push -u origin main
```
(Ersetze `dein-user` mit deinem GitHub-Nutzernamen.)

✅ **Jetzt ist dein Code auf GitHub!** 🚀

---

## 2️⃣ Backend auf Railway deployen
1. Railway CLI installieren:
```
npm install -g railway
```
2. Railway einrichten:
```
railway login
railway init
```
3. Backend starten:
```
railway up
```
Railway gibt dir eine **Backend-URL**, die du im Frontend einträgst.

✅ **Backend läuft jetzt online!** 🎉

---

## 3️⃣ Frontend auf Netlify deployen
1. Netlify CLI installieren:
```
npm install -g netlify-cli
```
2. Einloggen:
```
netlify login
```
3. Frontend bauen:
```
cd frontend
npm run build
```
4. Deployen:
```
netlify deploy --prod
```
Netlify gibt dir eine **Live-URL**.

✅ **Frontend ist jetzt online!** 🎉

---

## 4️⃣ Domain (Wix) mit Netlify verbinden (Optional)
1. Gehe zu Netlify &gt; Domain Settings &gt; Add Custom Domain
2. Ändere deine DNS-Einstellungen in Wix:
   - CNAME: `oino-search.netlify.app`
   - A-Record: (Werte von Netlify kopieren)
   
✅ **Nach 30-60 Minuten läuft deine App auf deiner eigenen Domain!** 🎉

---

## 5️⃣ Datenbanken (MongoDB &amp; PostgreSQL) online einrichten
🔹 **MongoDB Atlas** erstellen und die URI in `.env` speichern:
```
MONGO_URI=mongodb+srv://username:password@cluster.mongodb.net/dbname
```

🔹 **PostgreSQL (Neon.tech) einrichten**:
```
POSTGRES_URI=postgres://username:password@your-db.neon.tech/dbname
```

✅ **Jetzt sind deine Datenbanken online!** 🎉

---

## 6️⃣ CI/CD-Pipeline mit GitHub Actions
1. Erstelle die Datei `.github/workflows/deploy.yml` mit folgendem Inhalt:

```
name: Deploy Oino-Search

on:
  push:
    branches:
      - main

jobs:
  deploy:
    runs-on: ubuntu-latest
    steps:
      - name: 📥 Code aus GitHub ziehen
        uses: actions/checkout@v2

      - name: 🔧 Node.js installieren
        uses: actions/setup-node@v2
        with:
          node-version: '16'

      - name: 📦 Abhängigkeiten installieren
        run: npm install

      - name: 🚀 Backend zu Railway deployen
        run: |
          npm install -g railway
          railway login --token ${{ secrets.RAILWAY_API_TOKEN }}
          railway up

      - name: 🌐 Frontend zu Netlify deployen
        run: |
          npm install -g netlify-cli
          netlify login
          netlify deploy --prod
        env:
          NETLIFY_AUTH_TOKEN: ${{ secrets.NETLIFY_AUTH_TOKEN }}
          NETLIFY_SITE_ID: ${{ secrets.NETLIFY_SITE_ID }}
```

2. **GitHub Secrets einrichten** unter `Settings &gt; Secrets`:
   - `RAILWAY_API_TOKEN`: Dein Railway API Token
   - `NETLIFY_AUTH_TOKEN`: Dein Netlify Auth Token
   - `NETLIFY_SITE_ID`: Deine Netlify Site ID

3. Code pushen, um CI/CD zu testen:
```
git add .
git commit -m "CI/CD Pipeline hinzugefügt"
git push origin main
```

✅ **Jetzt wird dein Code bei jedem Push automatisch online aktualisiert!** 🎉

---

## 🎯 Fazit
✅ **Backend läuft auf Railway**  
✅ **Frontend läuft auf Netlify**  
✅ **Domain (Wix) kann mit Netlify verbunden werden**  
✅ **MongoDB (Atlas) &amp; PostgreSQL (Neon.tech) online**  
✅ **CI/CD sorgt für automatisches Deployment**  

🎉 **Jetzt ist dein Projekt live &amp; vollautomatisch!** 🚀  
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